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2200000189E63C1D9E18F19787.png" manifest:media-type="image/png"/>
  <manifest:file-entry manifest:full-path="Pictures/10000201000002280000029813B6F937.png" manifest:media-type="image/png"/>
  <manifest:file-entry manifest:full-path="Pictures/100000000000025C00000119C1E832D416CF5A4A.png" manifest:media-type="image/png"/>
  <manifest:file-entry manifest:full-path="Pictures/100000000000025C00000119DADF75AF8558E4C9.png" manifest:media-type="image/png"/>
  <manifest:file-entry manifest:full-path="Pictures/100000000000022200000189632E24A30879DA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31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598cm"/>
    </style:style>
    <style:style style:name="gr213"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style:paragraph-properties fo:text-align="center"/>
      <style:text-properties fo:font-size="14pt"/>
    </style:style>
    <style:style style:name="P76"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7" style:family="paragraph">
      <style:text-properties fo:font-size="18pt"/>
    </style:style>
    <style:style style:name="P78" style:family="paragraph">
      <style:paragraph-properties fo:text-align="center"/>
      <style:text-properties fo:font-size="10.5pt"/>
    </style:style>
    <style:style style:name="P79" style:family="paragraph">
      <style:paragraph-properties fo:text-align="center"/>
      <style:text-properties fo:font-size="14pt" style:font-size-asian="14pt" style:font-size-complex="14pt"/>
    </style:style>
    <style:style style:name="P80" style:family="paragraph">
      <loext:graphic-properties draw:fill="none" draw:fill-color="#ffffff"/>
      <style:paragraph-properties fo:text-align="center"/>
      <style:text-properties fo:font-size="10pt" style:font-size-asian="10pt" style:font-size-complex="10pt"/>
    </style:style>
    <style:style style:name="P81"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82"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3" style:family="paragraph">
      <loext:graphic-properties draw:fill="none" draw:fill-color="#ffffff"/>
      <style:text-properties fo:font-size="12pt" fo:font-weight="normal" style:font-size-asian="12pt" style:font-weight-asian="normal" style:font-size-complex="12pt" style:font-weight-complex="normal"/>
    </style:style>
    <style:style style:name="P84" style:family="paragraph">
      <loext:graphic-properties draw:fill="none" draw:fill-color="#ffffff"/>
      <style:text-properties fo:color="#b2b2b2" fo:font-size="15pt" fo:font-weight="bold" style:font-size-asian="15pt" style:font-weight-asian="bold" style:font-size-complex="15pt" style:font-weight-complex="bold"/>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8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1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95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24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18cm" svg:x2="14.825cm" svg:y2="5.76cm" draw:start-shape="id23" draw:start-glue-point="4" draw:end-shape="id24" draw:end-glue-point="8" svg:d="M14825 4518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4cm" svg:x2="24.522cm" svg:y2="4.34cm" draw:start-shape="id23" draw:start-glue-point="10" draw:end-shape="id25" draw:end-glue-point="6" svg:d="M15026 4340h9496" svg:viewBox="0 0 9497 1">
          <text:p/>
        </draw:connector>
        <draw:connector draw:style-name="gr75" draw:text-style-name="P9" draw:layer="layout" draw:type="line" svg:x1="15.026cm" svg:y1="5.94cm" svg:x2="24.522cm" svg:y2="5.94cm" draw:start-shape="id24" draw:start-glue-point="10" draw:end-shape="id26" draw:end-glue-point="6" svg:d="M15026 5940h9496" svg:viewBox="0 0 9497 1">
          <text:p/>
        </draw:connector>
        <draw:custom-shape draw:style-name="gr68" draw:text-style-name="P37" xml:id="id25" draw:id="id25" draw:layer="layout" svg:width="0.405cm" svg:height="0.359cm" svg:x="24.521cm" svg:y="4.1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13B6F937.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6" draw:layer="layout" svg:width="4.728cm" svg:height="2.786cm" svg:x="58.82cm" svg:y="25.18cm">
          <draw:glue-point draw:id="12" svg:x="4.49cm" svg:y="2.03cm"/>
          <text:p text:style-name="P75"><text:span text:style-name="T41">Coordination</text:span></text:p>
          <text:p text:style-name="P75"><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73"><text:span text:style-name="T3"/></text:p>
            <text:p text:style-name="P73"><text:span text:style-name="T30">System </text:span></text:p>
            <text:p text:style-name="P73"><text:span text:style-name="T30">Designer</text:span></text:p>
          </draw:text-box>
        </draw:frame>
        <draw:line draw:style-name="gr172" draw:text-style-name="P73" draw:layer="layout" svg:x1="61.61cm" svg:y1="35.203cm" svg:x2="61.61cm" svg:y2="28.45cm">
          <text:p text:style-name="P77"><text:span text:style-name="T24"><text:s text:c="7"/></text:span><text:span text:style-name="T24">generates</text:span></text:p>
          <text:p text:style-name="P77"><text:span text:style-name="T24"/></text:p>
        </draw:line>
        <draw:custom-shape draw:style-name="gr173" draw:text-style-name="P72" draw:layer="layout" svg:width="4.383cm" svg:height="3.851cm" svg:x="59.531cm" svg:y="35.663cm">
          <text:p text:style-name="P78"><text:span text:style-name="T39"><text:s/></text:span><text:span text:style-name="T39">Coordination</text:span></text:p>
          <text:p text:style-name="P78"><text:span text:style-name="T39">/</text:span></text:p>
          <text:p text:style-name="P78"><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73"><text:span text:style-name="T24"/></text:p>
          <text:p text:style-name="P73"><text:span text:style-name="T24">defines</text:span></text:p>
          <text:p text:style-name="P73"><text:span text:style-name="T33"/></text:p>
          <text:p text:style-name="P73"><text:span text:style-name="T33"/></text:p>
        </draw:line>
        <draw:line draw:style-name="gr178" draw:text-style-name="P79" draw:layer="layout" svg:x1="56.343cm" svg:y1="28.725cm" svg:x2="59.114cm" svg:y2="27.163cm">
          <text:p text:style-name="P75"><text:span text:style-name="T24">captures</text:span></text:p>
          <text:p text:style-name="P75"><text:span text:style-name="T33"/></text:p>
        </draw:line>
        <draw:custom-shape draw:style-name="gr179" draw:text-style-name="P74" draw:layer="layout" svg:width="4.282cm" svg:height="2.072cm" svg:x="54.198cm" svg:y="28.721cm">
          <text:p text:style-name="P73"><text:span text:style-name="T40"/></text:p>
          <text:p text:style-name="P73"><text:span text:style-name="T19">Know-how </text:span></text:p>
          <text:p text:style-name="P73"><text:span text:style-name="T40"/></text:p>
          <text:p text:style-name="P73"><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73"><text:span text:style-name="T30">Language 1</text:span></text:p>
          </draw:text-box>
        </draw:frame>
        <draw:frame draw:style-name="gr180" draw:text-style-name="P71" draw:layer="layout" svg:width="3.447cm" svg:height="1.339cm" svg:x="66.435cm" svg:y="25.021cm">
          <draw:text-box>
            <text:p text:style-name="P73"><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73"><text:span text:style-name="T24"/></text:p>
          <text:p text:style-name="P73"><text:span text:style-name="T33"/></text:p>
          <text:p text:style-name="P73"><text:span text:style-name="T33"/></text:p>
        </draw:line>
        <draw:line draw:style-name="gr181" draw:text-style-name="P73" draw:layer="layout" svg:x1="68.474cm" svg:y1="34.282cm" svg:x2="68.489cm" svg:y2="28.776cm">
          <text:p text:style-name="P73"><text:span text:style-name="T24"/></text:p>
          <text:p text:style-name="P73"><text:span text:style-name="T33"/></text:p>
          <text:p text:style-name="P73"><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73"><text:span text:style-name="T30">Conforms to</text:span></text:p>
          </draw:text-box>
        </draw:frame>
        <draw:frame draw:style-name="gr182" draw:text-style-name="P71" draw:layer="layout" svg:width="3.447cm" svg:height="1.402cm" svg:x="66.031cm" svg:y="32.783cm">
          <draw:text-box>
            <text:p text:style-name="P73"><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6"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80"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9"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6"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9"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81"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82"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80" draw:layer="layout" svg:width="3.447cm" svg:height="1.339cm" svg:x="57.245cm" svg:y="29.07cm">
          <draw:text-box>
            <text:p text:style-name="P1"><text:span text:style-name="T3"/></text:p>
            <text:p text:style-name="P1"><text:span text:style-name="T3">System Designer</text:span></text:p>
          </draw:text-box>
        </draw:frame>
        <draw:line draw:style-name="gr206" draw:text-style-name="P79"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9" draw:layer="layout" svg:x1="58.721cm" svg:y1="26.622cm" svg:x2="63.254cm" svg:y2="30.621cm">
          <text:p text:style-name="P1"><text:span text:style-name="T24">captures</text:span></text:p>
          <text:p text:style-name="P1"><text:span text:style-name="T33"/></text:p>
        </draw:line>
        <draw:frame draw:style-name="gr208" draw:text-style-name="P83"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3"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3"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4" draw:layer="layout" svg:width="4.861cm" svg:height="0.861cm" svg:x="54.866cm" svg:y="42.046cm">
          <draw:text-box>
            <text:p><text:span text:style-name="T45">Model Level</text:span></text:p>
          </draw:text-box>
        </draw:frame>
        <draw:frame draw:style-name="gr213" draw:text-style-name="P84" draw:layer="layout" svg:width="5.926cm" svg:height="1.673cm" svg:x="54.928cm" svg:y="36.221cm">
          <draw:text-box>
            <text:p><text:span text:style-name="T45">Language Level</text:span></text:p>
          </draw:text-box>
        </draw:frame>
        <draw:frame draw:style-name="gr213" draw:text-style-name="P84" draw:layer="layout" svg:width="5.926cm" svg:height="1.673cm" svg:x="54.907cm" svg:y="29.841cm">
          <draw:text-box>
            <text:p><text:span text:style-name="T45">Metalanguage Lev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marker draw:name="Arrow" svg:viewBox="0 0 20 30" svg:d="M10 0l-10 30h20z"/>
    <draw:marker draw:name="Arrowhead_20_1" draw:display-name="Arrowhead 1" svg:viewBox="0 0 2132 2132" svg:d="M1066 0l1066 2132h-213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1-15T19:54:27.780000000</dc:date>
    <meta:editing-duration>P1DT7H1M34S</meta:editing-duration>
    <meta:editing-cycles>243</meta:editing-cycles>
    <meta:generator>LibreOffice/5.0.2.2$Windows_x86 LibreOffice_project/37b43f919e4de5eeaca9b9755ed688758a8251fe</meta:generator>
    <meta:document-statistic meta:object-count="808"/>
  </office:meta>
</office:document-meta>
</file>